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1351" officeooo:paragraph-rsid="000f1351" style:font-weight-asian="bold" style:font-weight-complex="bold"/>
    </style:style>
    <style:style style:name="P2" style:family="paragraph" style:parent-style-name="Standard">
      <style:text-properties fo:font-style="normal" style:text-underline-style="none" fo:font-weight="bold" officeooo:rsid="00146714" officeooo:paragraph-rsid="0014671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rsid="0017ce18" officeooo:paragraph-rsid="0017ce18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bold" officeooo:rsid="0018c669" officeooo:paragraph-rsid="0018c669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0f1351" officeooo:paragraph-rsid="000f1351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style:text-underline-style="none" fo:font-weight="normal" officeooo:rsid="000f1351" officeooo:paragraph-rsid="000f1351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style:text-underline-style="none" fo:font-weight="normal" officeooo:rsid="0011de97" officeooo:paragraph-rsid="0011de97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style:text-underline-style="none" fo:font-weight="normal" officeooo:rsid="00135383" officeooo:paragraph-rsid="0013538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35383" officeooo:paragraph-rsid="00135383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style:text-underline-style="none" fo:font-weight="normal" officeooo:rsid="0013c4ad" officeooo:paragraph-rsid="0013c4a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3c4ad" officeooo:paragraph-rsid="0013c4ad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style:text-underline-style="none" fo:font-weight="normal" officeooo:rsid="00146714" officeooo:paragraph-rsid="00146714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style:text-underline-style="none" fo:font-weight="normal" officeooo:rsid="0014e506" officeooo:paragraph-rsid="0014e50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5cacc" officeooo:paragraph-rsid="0015cacc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style:text-underline-style="none" fo:font-weight="normal" officeooo:rsid="0015cacc" officeooo:paragraph-rsid="0015cac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5d90a" officeooo:paragraph-rsid="0015d90a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style:text-underline-style="none" fo:font-weight="normal" officeooo:rsid="0015d90a" officeooo:paragraph-rsid="0015d90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7ce18" officeooo:paragraph-rsid="0017ce18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text-properties fo:font-style="normal" style:text-underline-style="none" fo:font-weight="normal" officeooo:rsid="0017ce18" officeooo:paragraph-rsid="0017ce18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style:text-underline-style="none" fo:font-weight="normal" officeooo:rsid="0018c669" officeooo:paragraph-rsid="0018c669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text-properties fo:font-style="normal" style:text-underline-style="none" fo:font-weight="normal" officeooo:rsid="0018c669" officeooo:paragraph-rsid="0018c669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style:text-underline-style="none" fo:font-weight="normal" officeooo:rsid="0019ddfb" officeooo:paragraph-rsid="0019ddfb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font-style="normal" style:text-underline-style="none" fo:font-weight="normal" officeooo:rsid="001bc6e2" officeooo:paragraph-rsid="001bc6e2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style:text-underline-style="none" fo:font-weight="normal" officeooo:rsid="0022aff2" officeooo:paragraph-rsid="0022aff2" style:font-style-asian="normal" style:font-weight-asian="normal" style:font-style-complex="normal" style:font-weight-complex="normal"/>
    </style:style>
    <style:style style:name="T1" style:family="text">
      <style:text-properties officeooo:rsid="00102c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714" style:font-weight-asian="bold" style:font-weight-complex="bold"/>
    </style:style>
    <style:style style:name="T4" style:family="text">
      <style:text-properties officeooo:rsid="00146714"/>
    </style:style>
    <style:style style:name="T5" style:family="text">
      <style:text-properties officeooo:rsid="0015d90a"/>
    </style:style>
    <style:style style:name="T6" style:family="text">
      <style:text-properties officeooo:rsid="00166dac"/>
    </style:style>
    <style:style style:name="T7" style:family="text">
      <style:text-properties officeooo:rsid="0018c669"/>
    </style:style>
    <style:style style:name="T8" style:family="text">
      <style:text-properties officeooo:rsid="001bc6e2"/>
    </style:style>
    <style:style style:name="T9" style:family="text">
      <style:text-properties officeooo:rsid="001fad75"/>
    </style:style>
    <style:style style:name="T10" style:family="text">
      <style:text-properties officeooo:rsid="00230333"/>
    </style:style>
    <style:style style:name="T11" style:family="text">
      <style:text-properties officeooo:rsid="002332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 Data Entry</text:p>
      <text:p text:style-name="P5"/>
      <text:p text:style-name="P5">The <text:span text:style-name="T9">back data entry (BDE) is a</text:span> process of capturing data from the paper master cards into the electronic systems retrospectively arranging from demographics details, routine visits which cover drug dispensation,appointments and adherence assessment. </text:p>
      <text:p text:style-name="P5"/>
      <text:p text:style-name="P5"><text:span text:style-name="T2"><text:s/></text:span><text:span text:style-name="T3">DATA ENTRY</text:span></text:p>
      <text:p text:style-name="P16"><text:span text:style-name="T3"/></text:p>
      <text:list xml:id="list1135742541019284553" text:style-name="L4">
        <text:list-item>
          <text:p text:style-name="P17"><text:span text:style-name="T4">C</text:span>ommunicating with the Head of the Facility (refer to <text:span text:style-name="T6">Stakeholders </text:span>Communication SOP)</text:p>
        </text:list-item>
      </text:list>
      <text:list xml:id="list6830656370374797431" text:style-name="L1">
        <text:list-item>
          <text:p text:style-name="P6">Identifying total <text:span text:style-name="T11">recent </text:span>cumulative registered figures of that facility with reference from <text:span text:style-name="T5">Technical site assessment SOP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0">number of working days will <text:span text:style-name="T10">be </text:span>determined by information from Technical site assessment SOP</text:p>
        </text:list-item>
        <text:list-item>
          <text:p text:style-name="P6"><text:span text:style-name="T1">Identifying a team to do the BDE </text:span></text:p>
        </text:list-item>
        <text:list-item>
          <text:p text:style-name="P13">Standard minimum target per day is 50 mastercards.</text:p>
        </text:list-item>
        <text:list-item>
          <text:p text:style-name="P7">Train the identified team on the system with emphasis on all the important aspects in regard to the system</text:p>
        </text:list-item>
        <text:list-item>
          <text:p text:style-name="P12">Setting up server for BDE (refer to server setup SOP)</text:p>
        </text:list-item>
        <text:list-item>
          <text:p text:style-name="P12">Create user account for Data entry clerks.</text:p>
        </text:list-item>
        <text:list-item>
          <text:p text:style-name="P12">Setting up the working environment</text:p>
        </text:list-item>
        <text:list-item>
          <text:p text:style-name="P8"><text:span text:style-name="T8">supervise </text:span>Data entry pro<text:span text:style-name="T8">cess</text:span></text:p>
          <text:p text:style-name="P23">Data clerks will need to do the following:</text:p>
          <text:list>
            <text:list-item>
              <text:p text:style-name="P8">New registered- enter first visit and the last two visits </text:p>
            </text:list-item>
            <text:list-item>
              <text:p text:style-name="P8">Transfer in <text:s text:c="5"/>- enter first visit on that facility and the last two visits.</text:p>
            </text:list-item>
            <text:list-item>
              <text:p text:style-name="P10">Update outcomes according to the master card.</text:p>
              <text:list>
                <text:list-item>
                  <text:p text:style-name="P10">Transfer out</text:p>
                </text:list-item>
                <text:list-item>
                  <text:p text:style-name="P10">Patient died</text:p>
                </text:list-item>
                <text:list-item>
                  <text:p text:style-name="P10">Treatment stopped</text:p>
                </text:list-item>
              </text:list>
            </text:list-item>
            <text:list-item>
              <text:p text:style-name="P23">supervisor checks for</text:p>
              <text:list>
                <text:list-item>
                  <text:p text:style-name="P23">Completeness of data (e.g patient visit)</text:p>
                </text:list-item>
                <text:list-item>
                  <text:p text:style-name="P23">inconsistencies <text:s/>(e.g outcomes,duplicates)</text:p>
                </text:list-item>
                <text:list-item>
                  <text:p text:style-name="P23">Missing data (eg missing mastercards,skipped ARV numbers)</text:p>
                </text:list-item>
                <text:list-item>
                  <text:p text:style-name="P24">produce a post deployment report</text:p>
                </text:list-item>
              </text:list>
            </text:list-item>
          </text:list>
        </text:list-item>
        <text:list-item>
          <text:p text:style-name="P10">Data Cleaning <text:span text:style-name="T4">(refer to the data cleaning SOP)</text:span></text:p>
        </text:list-item>
      </text:list>
      <text:p text:style-name="P11"/>
      <text:p text:style-name="P11"/>
      <text:p text:style-name="P2">COST <text:span text:style-name="T7">ARRANGEMENTS</text:span></text:p>
      <text:list xml:id="list6933167830197147854" text:style-name="L2">
        <text:list-item>
          <text:p text:style-name="P15">Cost per mastercard is MK200 </text:p>
          <text:list>
            <text:list-item>
              <text:p text:style-name="P22">Part payments of mastercards shall be given to clerks before departure to site.</text:p>
            </text:list-item>
          </text:list>
        </text:list-item>
        <text:list-item>
          <text:p text:style-name="P15">Travel allowance is MK5000</text:p>
        </text:list-item>
        <text:list-item>
          <text:p text:style-name="P15">Accommodation and food allowance is MK15000</text:p>
        </text:list-item>
        <text:list-item>
          <text:p text:style-name="P15"><text:soft-page-break/>Daily allowance (within Baobab/LIN offices or activities requiring flat rate) is MK10000 </text:p>
        </text:list-item>
        <text:list-item>
          <text:p text:style-name="P15">Transport allowance is MK1000 per day for Clerks working within Baobab/LIN offices</text:p>
        </text:list-item>
      </text:list>
      <text:p text:style-name="P14"/>
      <text:p text:style-name="P3">TRANSPORT ARRANGEMENTS</text:p>
      <text:p text:style-name="P9"/>
      <text:list xml:id="list1228841605727433953" text:style-name="L6">
        <text:list-item>
          <text:p text:style-name="P19">Baobab/LIN shall provide transportation for BDE clerks to and from site.</text:p>
        </text:list-item>
        <text:list-item>
          <text:p text:style-name="P19"><text:span text:style-name="T7">Travel</text:span> days should be separate from working days.( travel and return days)</text:p>
        </text:list-item>
      </text:list>
      <text:p text:style-name="P18"/>
      <text:p text:style-name="P4">ACCOMMODATION ARRANGEMENTS</text:p>
      <text:p text:style-name="P4"/>
      <text:list xml:id="list5221680349560377980" text:style-name="L7">
        <text:list-item>
          <text:p text:style-name="P21">Clerks shall find their own accommodation close to the 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2:32.653813429</meta:creation-date>
    <dc:date>2017-11-02T16:39:25.701429535</dc:date>
    <meta:editing-duration>PT4H10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41" meta:character-count="2154" meta:non-whitespace-character-count="1789"/>
  </office:meta>
</office:document-meta>
</file>